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60c4a" officeooo:paragraph-rsid="00060c4a"/>
    </style:style>
    <style:style style:name="P2" style:family="paragraph" style:parent-style-name="Heading_20_3">
      <style:paragraph-properties fo:text-align="center" style:justify-single-word="false"/>
      <style:text-properties officeooo:rsid="0007a6a2" officeooo:paragraph-rsid="0007a6a2"/>
    </style:style>
    <style:style style:name="P3" style:family="paragraph" style:parent-style-name="Text_20_body">
      <style:text-properties officeooo:rsid="00060c4a" officeooo:paragraph-rsid="00060c4a"/>
    </style:style>
    <style:style style:name="T1" style:family="text">
      <style:text-properties officeooo:rsid="00060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koll <text:span text:style-name="T1">12.12.20</text:span></text:p>
      <text:h text:style-name="P2" text:outline-level="3">Präsentation Projektvorhaben</text:h>
      <text:h text:style-name="Heading_20_1" text:outline-level="1">Anwesend:</text:h>
      <text:p text:style-name="P3"><text:tab/>alle</text:p>
      <text:p text:style-name="P3"/>
      <text:h text:style-name="Heading_20_1" text:outline-level="1">TOPs</text:h>
      <text:h text:style-name="P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3:38:54.674000000</meta:creation-date>
    <dc:date>2020-12-12T13:40:44.939000000</dc:date>
    <meta:editing-duration>PT1M5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8" meta:character-count="65" meta:non-whitespace-character-count="62"/>
  </office:meta>
</office:document-meta>
</file>